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$k$</text:p>
          </table:table-cell>
          <table:table-cell office:value-type="string" calcext:value-type="string">
            <text:p>m_p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_dop</text:p>
          </table:table-cell>
          <table:table-cell office:value-type="string" calcext:value-type="string">
            <text:p>I_pl</text:p>
          </table:table-cell>
          <table:table-cell office:value-type="string" calcext:value-type="string">
            <text:p>diam</text:p>
          </table:table-cell>
          <table:table-cell office:value-type="string" calcext:value-type="string">
            <text:p>$t$, c</text:p>
          </table:table-cell>
          <table:table-cell table:style-name="Default" office:value-type="string" calcext:value-type="string">
            <text:p>$T$, c</text:p>
          </table:table-cell>
          <table:table-cell office:value-type="string" calcext:value-type="string">
            <text:p>$I_t+I$, $10^{-3}$ кг$\cdot$м$^2$</text:p>
          </table:table-cell>
          <table:table-cell office:value-type="string" calcext:value-type="string">
            <text:p>$I_t$, $10^{-3}$, кг$\cdot$м$^2$</text:p>
          </table:table-cell>
          <table:table-cell table:number-columns-repeated="3"/>
          <table:table-cell office:value-type="string" calcext:value-type="string">
            <text:p>I_teo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I_sr</text:p>
          </table:table-cell>
          <table:table-cell office:value-type="string" calcext:value-type="string">
            <text:p>delta_I</text:p>
          </table:table-cell>
        </table:table-row>
        <table:table-row table:style-name="ro1">
          <table:table-cell office:value-type="float" office:value="0.000443" calcext:value-type="float">
            <text:p>0.000443</text:p>
          </table:table-cell>
          <table:table-cell table:formula="of:=1066.8" office:value-type="float" office:value="1066.8" calcext:value-type="float">
            <text:p>1066.8</text:p>
          </table:table-cell>
          <table:table-cell office:value-type="float" office:value="30" calcext:value-type="float">
            <text:p>30</text:p>
          </table:table-cell>
          <table:table-cell table:formula="of:=590.3" office:value-type="float" office:value="590.3" calcext:value-type="float">
            <text:p>590.3</text:p>
          </table:table-cell>
          <table:table-cell table:formula="of:=0.00781680315319088*1000" office:value-type="float" office:value="7.81680315319088" calcext:value-type="float">
            <text:p>7.81680315319088</text:p>
          </table:table-cell>
          <table:table-cell office:value-type="float" office:value="16.9" calcext:value-type="float">
            <text:p>16.9</text:p>
          </table:table-cell>
          <table:table-cell office:value-type="float" office:value="126.08" calcext:value-type="float">
            <text:p>126.08</text:p>
          </table:table-cell>
          <table:table-cell table:formula="of:=[.G2]/[.C2]" office:value-type="float" office:value="4.20266666666667" calcext:value-type="float">
            <text:p>4.203</text:p>
          </table:table-cell>
          <table:table-cell table:formula="of:=[.A2]*([.B2]+[.D2])*[.H2]*[.H2]" office:value-type="float" office:value="12.9658900469532" calcext:value-type="float">
            <text:p>12.9658900469532</text:p>
          </table:table-cell>
          <table:table-cell table:formula="of:=[.I2]-[.E2]" office:value-type="float" office:value="5.14908689376236" calcext:value-type="float">
            <text:p>5.14908689376236</text:p>
          </table:table-cell>
          <table:table-cell table:number-columns-repeated="3"/>
          <table:table-cell table:formula="of:=[.D2]*[.F2]*[.F2]/4/10000/1000/2" office:value-type="float" office:value="0.0021074447875" calcext:value-type="float">
            <text:p>0.0021074447875</text:p>
          </table:table-cell>
          <table:table-cell table:formula="of:=ABS([.N2]-[.P2])/[.N2]*100" office:value-type="float" office:value="245305.089812088" calcext:value-type="float">
            <text:p>245305.089812088</text:p>
          </table:table-cell>
          <table:table-cell table:formula="of:=AVERAGE([.J1:.J4])" office:value-type="float" office:value="5.17177677350453" calcext:value-type="float">
            <text:p>5.17177677350453</text:p>
          </table:table-cell>
          <table:table-cell table:formula="of:=([.P$2]-[.J2])^2/10/9" office:value-type="float" office:value="0.00000572034047460127" calcext:value-type="float">
            <text:p>5.72034047460127E-06</text:p>
          </table:table-cell>
        </table:table-row>
        <table:table-row table:style-name="ro1">
          <table:table-cell table:formula="of:=-1.000443*(-1)-1" office:value-type="float" office:value="0.000442999999999971" calcext:value-type="float">
            <text:p>0.000442999999999971</text:p>
          </table:table-cell>
          <table:table-cell table:formula="of:=1066.8" office:value-type="float" office:value="1066.8" calcext:value-type="float">
            <text:p>1066.8</text:p>
          </table:table-cell>
          <table:table-cell/>
          <table:table-cell table:formula="of:=590.3" office:value-type="float" office:value="590.3" calcext:value-type="float">
            <text:p>590.3</text:p>
          </table:table-cell>
          <table:table-cell table:formula="of:=0.00781680315319088*1000" office:value-type="float" office:value="7.81680315319088" calcext:value-type="float">
            <text:p>7.81680315319088</text:p>
          </table:table-cell>
          <table:table-cell office:value-type="float" office:value="16.9" calcext:value-type="float">
            <text:p>16.9</text:p>
          </table:table-cell>
          <table:table-cell office:value-type="float" office:value="125.94" calcext:value-type="float">
            <text:p>125.94</text:p>
          </table:table-cell>
          <table:table-cell table:formula="of:=[.G3]/[.C2]" office:value-type="float" office:value="4.198" calcext:value-type="float">
            <text:p>4.198</text:p>
          </table:table-cell>
          <table:table-cell table:formula="of:=[.A3]*([.B3]+[.D3])*[.H3]*[.H3]" office:value-type="float" office:value="12.9371112273404" calcext:value-type="float">
            <text:p>12.9371112273404</text:p>
          </table:table-cell>
          <table:table-cell table:formula="of:=[.I3]-[.E3]" office:value-type="float" office:value="5.12030807414948" calcext:value-type="float">
            <text:p>5.12030807414948</text:p>
          </table:table-cell>
          <table:table-cell table:number-columns-repeated="3"/>
          <table:table-cell table:formula="of:=[.D3]*[.F3]*[.F3]/4/10000/1000/2" office:value-type="float" office:value="0.0021074447875" calcext:value-type="float">
            <text:p>0.0021074447875</text:p>
          </table:table-cell>
          <table:table-cell table:number-columns-repeated="2"/>
          <table:table-cell table:formula="of:=([.P$2]-[.J3])^2/10/9" office:value-type="float" office:value="0.0000294336334811242" calcext:value-type="float">
            <text:p>2.94336334811242E-05</text:p>
          </table:table-cell>
        </table:table-row>
        <table:table-row table:style-name="ro1">
          <table:table-cell table:formula="of:=2.000443-2" office:value-type="float" office:value="0.000443000000000193" calcext:value-type="float">
            <text:p>0.000443000000000193</text:p>
          </table:table-cell>
          <table:table-cell table:formula="of:=1066.8" office:value-type="float" office:value="1066.8" calcext:value-type="float">
            <text:p>1066.8</text:p>
          </table:table-cell>
          <table:table-cell/>
          <table:table-cell table:formula="of:=590.3" office:value-type="float" office:value="590.3" calcext:value-type="float">
            <text:p>590.3</text:p>
          </table:table-cell>
          <table:table-cell table:formula="of:=0.00781680315319088*1000" office:value-type="float" office:value="7.81680315319088" calcext:value-type="float">
            <text:p>7.81680315319088</text:p>
          </table:table-cell>
          <table:table-cell office:value-type="float" office:value="16.9" calcext:value-type="float">
            <text:p>16.9</text:p>
          </table:table-cell>
          <table:table-cell office:value-type="float" office:value="126.55" calcext:value-type="float">
            <text:p>126.55</text:p>
          </table:table-cell>
          <table:table-cell table:formula="of:=[.G4]/[.C2]" office:value-type="float" office:value="4.21833333333333" calcext:value-type="float">
            <text:p>4.218</text:p>
          </table:table-cell>
          <table:table-cell table:formula="of:=[.A4]*([.B4]+[.D4])*[.H4]*[.H4]" office:value-type="float" office:value="13.0627385057926" calcext:value-type="float">
            <text:p>13.0627385057926</text:p>
          </table:table-cell>
          <table:table-cell table:formula="of:=[.I4]-[.E4]" office:value-type="float" office:value="5.24593535260176" calcext:value-type="float">
            <text:p>5.24593535260176</text:p>
          </table:table-cell>
          <table:table-cell table:number-columns-repeated="3"/>
          <table:table-cell table:formula="of:=[.D4]*[.F4]*[.F4]/4/10000/1000/2" office:value-type="float" office:value="0.0021074447875" calcext:value-type="float">
            <text:p>0.0021074447875</text:p>
          </table:table-cell>
          <table:table-cell table:number-columns-repeated="2"/>
          <table:table-cell table:formula="of:=([.P$2]-[.J4])^2/10/9" office:value-type="float" office:value="0.0000611054983746627" calcext:value-type="float">
            <text:p>6.11054983746627E-05</text:p>
          </table:table-cell>
        </table:table-row>
      </table:table>
      <table:table table:name="Кольцо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2:02:11.599577233</meta:creation-date>
    <meta:generator>LibreOffice/7.4.7.2$Linux_X86_64 LibreOffice_project/40$Build-2</meta:generator>
    <dc:date>2023-11-18T21:32:30.739397914</dc:date>
    <meta:editing-duration>P1DT23H30M18S</meta:editing-duration>
    <meta:editing-cycles>4</meta:editing-cycles>
    <meta:document-statistic meta:table-count="2" meta:cell-count="50" meta:object-count="0"/>
  </office:meta>
</office:document-meta>
</file>